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23T15:16:57.51</meta:creation-date>
    <meta:document-statistic meta:table-count="0" meta:image-count="0" meta:object-count="0" meta:page-count="1" meta:paragraph-count="0" meta:word-count="0" meta:character-count="0"/>
    <dc:date>2009-11-23T15:17:34.60</dc:date>
    <meta:editing-duration>PT00H00M43S</meta:editing-duration>
    <meta:editing-cycles>1</meta:editing-cycles>
    <meta:generator>OpenOffice.org/3.2$Win32 OpenOffice.org_project/300m64$Build-9446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e900e6006b0061001a0011004d0015008e0054004100a700e500b300a400ba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RBgK7h9wQLRgglzOpAer55T7paw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09AjBVpWmQcVsAb+bzxD4U9BeBU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AqDqe+w2t1bTNt5remd/IvCgsME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nfVj4LTp5Pucxpsg2m6c3YjASPo=</DigestValue>
      </Reference>
      <Reference URI="#ID_00d600c5006a004b0055002f0047003d008400d200d5004100b0000e006600ea">
        <DigestMethod Algorithm="http://www.w3.org/2000/09/xmldsig#sha1"/>
        <DigestValue>BVpEKKkXWiXGweK6WecpJqxcGmw=</DigestValue>
      </Reference>
    </SignedInfo>
    <SignatureValue>GuoYGnGiMLhwz4w0AiSLjz3YE4HGrYihJ/J+bO4HFdy4/hc0Ah25ni1qAXb9dSA9
frsdKx637W20WwLrmUCrXq+pw91l+Vfg3nPpdkBiAZ2jYq82XNl5SYBHhAVNSn0s
6vLAXAVQ/ShhR+VJPW+wmXGEUuw6r2U8PfEEQnycEuM=</SignatureValue>
    <KeyInfo>
      <X509Data>
        <X509IssuerSerial>
          <X509IssuerName>CN=Sub CA 1 Root 9, OU=Development, O=OpenOffice.org, ST=Hamburg, C=DE</X509IssuerName>
          <X509SerialNumber>4096</X509SerialNumber>
        </X509IssuerSerial>
        <X509Certificate>MIICnTCCAgagAwIBAgICEAAwDQYJKoZIhvcNAQEFBQAwaDELMAkGA1UEBhMCREUx
EDAOBgNVBAgTB0hhbWJ1cmcxFzAVBgNVBAoTDk9wZW5PZmZpY2Uub3JnMRQwEgYD
VQQLEwtEZXZlbG9wbWVudDEYMBYGA1UEAxMPU3ViIENBIDEgUm9vdCA5MB4XDTA5
MTEyMzE0MDIwMloXDTM0MTExNzE0MDIwMlowbzELMAkGA1UEBhMCREUxEDAOBgNV
BAgTB0hhbWJ1cmcxFzAVBgNVBAoTDk9wZW5PZmZpY2Uub3JnMRQwEgYDVQQLEwtE
ZXZlbG9wbWVudDEfMB0GA1UEAxMWVXNlciAxIFN1YiBDQSAxIFJvb3QgOTCBnzAN
BgkqhkiG9w0BAQEFAAOBjQAwgYkCgYEA8tMVPHNCziLkQDprAvZZvWYNh5H0wL6p
zjMhCdlOSwNRh8PpdZHpgF78ofdDm8Yyr213S7bcsQijH6Bt7IESI0g2LXpa0IiI
SXzOrphF2P+fFXKrtIX2pSOvQ+RkRdog4eA+8ofqZ+oOCIrIHO+FpebzVGgC/d68
TaLrfQ19gFkCAwEAAaNPME0wCwYDVR0PBAQDAgXgMB0GA1UdDgQWBBQbVt0Rzjig
l/++OZyv9GCCOspdUTAfBgNVHSMEGDAWgBR701e/astsEIGR2pXciE+l0NvRRjAN
BgkqhkiG9w0BAQUFAAOBgQBUXkAdgzVnIwEoNeMCf56fzoP7Rd1clmL1KEXIkCp+
hIjp6bchF+A76t5todU3kK4VhjB/goHRu8rSbHw5LullVyt0RwRJmXRjxwPMffSw
bpJ1u6oo3HHTlXMV9E84Q55Pn+OXXI3cHq2tHrfCssqH7o6ikxJglRr7v0LIMUiK
Qw==</X509Certificate>
      </X509Data>
    </KeyInfo>
    <Object>
      <SignatureProperties>
        <SignatureProperty Id="ID_00d600c5006a004b0055002f0047003d008400d200d5004100b0000e006600ea" Target="#ID_00e900e6006b0061001a0011004d0015008e0054004100a700e500b300a400ba">
          <dc:date xmlns:dc="http://purl.org/dc/elements/1.1/">2009-11-23T15:18:13,20</dc:date>
        </SignatureProperty>
      </SignatureProperties>
    </Object>
  </Signature>
</document-signatures>
</file>